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HttpMessageReaderTests.readFormAs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HttpMessageReaderTests.readFormAs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HttpMessageRead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ormHttpMessageReaderTests.request( Publisher &lt; ? extends DataBuffer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HttpMessageReaderTests.request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Reader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HttpMessageReaderTests.readForm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